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50" table:style-name="ce1">
            <text:p>150</text:p>
          </table:table-cell>
          <table:table-cell office:value-type="float" office:value="60" table:style-name="ce1">
            <text:p>60</text:p>
          </table:table-cell>
          <table:table-cell office:value-type="float" office:value="2.5" table:formula="msoxl:=C3/D3" table:style-name="ce1">
            <text:p>2,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00" table:style-name="ce1">
            <text:p>300</text:p>
          </table:table-cell>
          <table:table-cell office:value-type="float" office:value="120" table:formula="msoxl:=C4/E3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400" table:style-name="ce1">
            <text:p>400</text:p>
          </table:table-cell>
          <table:table-cell office:value-type="float" office:value="160" table:formula="msoxl:=C5/E3" table:style-name="ce1">
            <text:p>160</text:p>
          </table:table-cell>
          <table:table-cell table:number-columns-repeated="16380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red</meta:initial-creator>
    <dc:creator>Frederic FOURGEOT</dc:creator>
    <meta:creation-date>2011-08-25T15:37:56Z</meta:creation-date>
    <dc:date>2011-08-30T20:11:38Z</dc:date>
  </office:meta>
</office:document-meta>
</file>